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6pt" officeooo:rsid="001b01f1" officeooo:paragraph-rsid="001b01f1" style:font-size-asian="14pt" style:font-size-complex="16pt"/>
    </style:style>
    <style:style style:name="P2" style:family="paragraph" style:parent-style-name="Standard">
      <style:text-properties style:font-name="FreeSans" fo:font-size="16pt" officeooo:rsid="001c5b9f" officeooo:paragraph-rsid="001c5b9f" style:font-size-asian="14pt" style:font-size-complex="16pt"/>
    </style:style>
    <style:style style:name="T1" style:family="text">
      <style:text-properties officeooo:rsid="001b01f1"/>
    </style:style>
    <style:style style:name="T2" style:family="text">
      <style:text-properties officeooo:rsid="001cf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tring.find(find_what, start_from_pointer)</text:p>
      <text:p text:style-name="P1">string.substr(start_from_pointer, string_to_return_length)</text:p>
      <text:p text:style-name="P1">string.replace()</text:p>
      <text:p text:style-name="P2">string.erase(s<text:span text:style-name="T1">tart_from_pointer, length_</text:span>to_eras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2:15:12.871721019</meta:creation-date>
    <dc:date>2022-03-09T09:25:11.524791975</dc:date>
    <meta:editing-duration>PT4M5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4" meta:word-count="7" meta:character-count="165" meta:non-whitespace-character-count="162"/>
  </office:meta>
</office:document-meta>
</file>